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4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text-indent="0cm" style:auto-text-indent="false"/>
    </style:style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10">
      <style:paragraph-properties fo:margin-left="0cm" fo:margin-right="0cm" fo:text-indent="0cm" style:auto-text-indent="false"/>
    </style:style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1">
      <style:paragraph-properties fo:margin-left="0cm" fo:margin-right="0cm" fo:text-indent="0cm" style:auto-text-indent="false"/>
    </style:style>
    <style:style style:name="P2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2">
      <style:paragraph-properties fo:margin-left="0cm" fo:margin-right="0cm" fo:text-indent="0cm" style:auto-text-indent="false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3">
      <style:paragraph-properties fo:margin-left="0cm" fo:margin-right="0cm" fo:text-indent="0cm" style:auto-text-indent="false"/>
    </style:style>
    <style:style style:name="P33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4">
      <style:paragraph-properties fo:margin-left="0cm" fo:margin-right="0cm" fo:text-indent="0cm" style:auto-text-indent="false"/>
    </style:style>
    <style:style style:name="P35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15">
      <style:paragraph-properties fo:margin-left="0cm" fo:margin-right="0cm" fo:text-indent="0cm" style:auto-text-indent="false"/>
    </style:style>
    <style:style style:name="P37" style:family="paragraph" style:parent-style-name="Text_20_body" style:list-style-name="L16">
      <style:paragraph-properties fo:margin-left="0cm" fo:margin-right="0cm" fo:text-indent="0cm" style:auto-text-indent="false"/>
    </style:style>
    <style:style style:name="P38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17">
      <style:paragraph-properties fo:margin-left="0cm" fo:margin-right="0cm" fo:text-indent="0cm" style:auto-text-indent="false"/>
    </style:style>
    <style:style style:name="P41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18">
      <style:paragraph-properties fo:margin-left="0cm" fo:margin-right="0cm" fo:text-indent="0cm" style:auto-text-indent="false"/>
    </style:style>
    <style:style style:name="P43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19">
      <style:paragraph-properties fo:margin-left="0cm" fo:margin-right="0cm" fo:text-indent="0cm" style:auto-text-indent="false"/>
    </style:style>
    <style:style style:name="P45" style:family="paragraph" style:parent-style-name="Text_20_body" style:list-style-name="L20">
      <style:paragraph-properties fo:margin-left="0cm" fo:margin-right="0cm" fo:text-indent="0cm" style:auto-text-indent="false"/>
    </style:style>
    <style:style style:name="P46" style:family="paragraph" style:parent-style-name="Text_20_body" style:list-style-name="L21">
      <style:paragraph-properties fo:margin-left="0cm" fo:margin-right="0cm" fo:text-indent="0cm" style:auto-text-indent="false"/>
    </style:style>
    <style:style style:name="P47" style:family="paragraph" style:parent-style-name="Text_20_body" style:list-style-name="L22">
      <style:paragraph-properties fo:margin-left="0cm" fo:margin-right="0cm" fo:text-indent="0cm" style:auto-text-indent="false"/>
    </style:style>
    <style:style style:name="P48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49" style:family="paragraph" style:parent-style-name="Text_20_body" style:list-style-name="L23">
      <style:paragraph-properties fo:margin-left="0cm" fo:margin-right="0cm" fo:text-indent="0cm" style:auto-text-indent="false"/>
    </style:style>
    <style:style style:name="P50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5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24">
      <style:paragraph-properties fo:margin-left="0cm" fo:margin-right="0cm" fo:text-indent="0cm" style:auto-text-indent="false"/>
    </style:style>
    <style:style style:name="P53" style:family="paragraph" style:parent-style-name="Text_20_body" style:list-style-name="L25">
      <style:paragraph-properties fo:margin-left="0cm" fo:margin-right="0cm" fo:text-indent="0cm" style:auto-text-indent="false"/>
    </style:style>
    <style:style style:name="P54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56" style:family="paragraph" style:parent-style-name="Text_20_body" style:list-style-name="L26">
      <style:paragraph-properties fo:margin-left="0cm" fo:margin-right="0cm" fo:text-indent="0cm" style:auto-text-indent="false"/>
    </style:style>
    <style:style style:name="P57" style:family="paragraph" style:parent-style-name="Text_20_body" style:list-style-name="L27">
      <style:paragraph-properties fo:margin-left="0cm" fo:margin-right="0cm" fo:text-indent="0cm" style:auto-text-indent="false"/>
    </style:style>
    <style:style style:name="P58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60" style:family="paragraph" style:parent-style-name="Text_20_body" style:list-style-name="L28">
      <style:paragraph-properties fo:margin-left="0cm" fo:margin-right="0cm" fo:text-indent="0cm" style:auto-text-indent="false"/>
    </style:style>
    <style:style style:name="P61" style:family="paragraph" style:parent-style-name="Text_20_body" style:list-style-name="L29">
      <style:paragraph-properties fo:margin-left="0cm" fo:margin-right="0cm" fo:text-indent="0cm" style:auto-text-indent="false"/>
    </style:style>
    <style:style style:name="P62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</style:style>
    <style:style style:name="P63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/>
    </style:style>
    <style:style style:name="P64" style:family="paragraph" style:parent-style-name="Text_20_body" style:list-style-name="L30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section text:style-name="Sect1" text:name="response-content-container">
        <text:h text:style-name="Heading_20_2" text:outline-level="2"><text:span text:style-name="Strong_20_Emphasis">📁 5.4 - Directorios y Archivos Especiales</text:span></text:h>
        <text:h text:style-name="P5" text:outline-level="3">Descripción General</text:h>
        <text:p text:style-name="P16">Además de los permisos estándar, Linux ofrece atributos especiales para archivos y directorios que modifican su comportamiento. Estos son útiles para compartir recursos entre usuarios o proteger ciertos archivos críticos.</text:p>
        <text:h text:style-name="P5" text:outline-level="3">Conceptos Clave</text:h>
        <text:list text:style-name="L29">
          <text:list-item>
            <text:p text:style-name="P61"><text:span text:style-name="Strong_20_Emphasis">SUID (Set User ID) </text:span>:</text:p>
            <text:list>
              <text:list-item>
                <text:p text:style-name="P62">Un archivo ejecutable se ejecuta con los privilegios del propietario.</text:p>
              </text:list-item>
              <text:list-item>
                <text:p text:style-name="P62">Ejemplo: <text:span text:style-name="Source_20_Text">chmod u+s programa</text:span></text:p>
              </text:list-item>
            </text:list>
          </text:list-item>
          <text:list-item>
            <text:p text:style-name="P61"><text:span text:style-name="Strong_20_Emphasis">SGID (Set Group ID) </text:span>:</text:p>
            <text:list>
              <text:list-item>
                <text:p text:style-name="P62">Similar a SUID, pero aplica al grupo.</text:p>
              </text:list-item>
              <text:list-item>
                <text:p text:style-name="P62">También afecta a directorios: nuevos archivos heredan el grupo del directorio.</text:p>
              </text:list-item>
            </text:list>
          </text:list-item>
          <text:list-item>
            <text:p text:style-name="P61"><text:span text:style-name="Strong_20_Emphasis">Sticky Bit </text:span>:</text:p>
            <text:list>
              <text:list-item>
                <text:p text:style-name="P62">Aplicado a directorios: solo el dueño puede eliminar sus archivos.</text:p>
              </text:list-item>
              <text:list-item>
                <text:p text:style-name="P62">Ejemplo: <text:span text:style-name="Source_20_Text">/tmp</text:span></text:p>
              </text:list-item>
            </text:list>
          </text:list-item>
          <text:list-item>
            <text:p text:style-name="P61"><text:span text:style-name="Strong_20_Emphasis">Atributos extendidos (chattr / lsattr) </text:span>:</text:p>
            <text:list>
              <text:list-item>
                <text:p text:style-name="P62">Protegen archivos contra modificaciones incluso por el root.</text:p>
              </text:list-item>
              <text:list-item>
                <text:p text:style-name="P61">Ejemplo: <text:span text:style-name="Source_20_Text">chattr +i archivo_protegido</text:span></text:p>
              </text:list-item>
            </text:list>
          </text:list-item>
        </text:list>
        <text:h text:style-name="P5" text:outline-level="3">Comandos Relevantes</text:h>
        <text:p text:style-name="P17"/>
        <text:section text:style-name="Sect1" text:name="code-textarea-dff173f1-cb50-4a51-8143-e23a6935e092-56">
          <text:p text:style-name="P17">chmod u+s archivo # Establecer SUID</text:p>
          <text:p text:style-name="P17">chmod g+s carpeta # Establecer SGID</text:p>
          <text:p text:style-name="P17">chmod +t carpeta # Sticky bit</text:p>
          <text:p text:style-name="P17">ls -l # Mostrar SUID/SGID/Sticky</text:p>
          <text:p text:style-name="P17">chattr +i archivo # Hacer inmutable</text:p>
          <text:p text:style-name="P17">lsattr archivo # Ver atributos extendidos</text:p>
        </text:section>
        <text:section text:style-name="Sect1" text:name="plt-canvas-dff173f1-cb50-4a51-8143-e23a6935e092-56">
          <text:p text:style-name="P17"/>
        </text:section>
        <text:h text:style-name="P5" text:outline-level="3">Recursos Adicionales</text:h>
        <text:list text:style-name="L30">
          <text:list-item>
            <text:p text:style-name="P63"><text:a xlink:type="simple" xlink:href="https://www.geeksforgeeks.org/special-permissions-suid-sgid-sticky-bit/" office:target-frame-name="_blank" xlink:show="new" text:style-name="Internet_20_link" text:visited-style-name="Visited_20_Internet_20_Link">Special File Permissions: SUID, SGID and Sticky Bit</text:a></text:p>
          </text:list-item>
          <text:list-item>
            <text:p text:style-name="P63"><text:a xlink:type="simple" xlink:href="https://www.howtogeek.com/howto/ubuntu/protect-important-files-with-chattr-on-ubuntu/" office:target-frame-name="_blank" xlink:show="new" text:style-name="Internet_20_link" text:visited-style-name="Visited_20_Internet_20_Link">Filesystem Attributes with chattr and lsattr</text:a></text:p>
          </text:list-item>
          <text:list-item>
            <text:p text:style-name="P64"><text:a xlink:type="simple" xlink:href="https://linux.die.net/man/1/chattr" office:target-frame-name="_blank" xlink:show="new" text:style-name="Internet_20_link" text:visited-style-name="Visited_20_Internet_20_Link">Linux Filesystem Attributes</text:a></text:p>
          </text:list-item>
        </text:list>
        <text:p text:style-name="Text_20_body"><text:span text:style-name="Strong_20_Emphasis"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1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1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47:03.858583826</dc:date>
    <meta:editing-duration>PT2H3M36S</meta:editing-duration>
    <meta:editing-cycles>20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30" meta:word-count="201" meta:character-count="1238" meta:non-whitespace-character-count="1081"/>
  </office:meta>
</office:document-meta>
</file>